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6e37" officeooo:paragraph-rsid="00196e37"/>
    </style:style>
    <style:style style:name="P2" style:family="paragraph" style:parent-style-name="Standard" style:list-style-name="L2">
      <style:text-properties officeooo:rsid="00196e37" officeooo:paragraph-rsid="00196e37"/>
    </style:style>
    <style:style style:name="P3" style:family="paragraph" style:parent-style-name="Standard">
      <style:text-properties fo:font-size="14pt" officeooo:rsid="00196e37" officeooo:paragraph-rsid="00196e37" style:font-size-asian="14pt" style:font-size-complex="14pt"/>
    </style:style>
    <style:style style:name="P4" style:family="paragraph" style:parent-style-name="Standard" style:list-style-name="L2">
      <style:text-properties officeooo:rsid="0019b762" officeooo:paragraph-rsid="0019b762"/>
    </style:style>
    <style:style style:name="P5" style:family="paragraph" style:parent-style-name="Standard">
      <style:text-properties officeooo:rsid="0019b762" officeooo:paragraph-rsid="0019b762"/>
    </style:style>
    <style:style style:name="P6" style:family="paragraph" style:parent-style-name="Standard">
      <style:text-properties style:text-underline-style="solid" style:text-underline-width="auto" style:text-underline-color="font-color" officeooo:rsid="00196e37" officeooo:paragraph-rsid="00196e37"/>
    </style:style>
    <style:style style:name="P7" style:family="paragraph" style:parent-style-name="Standard">
      <style:text-properties style:text-underline-style="solid" style:text-underline-width="auto" style:text-underline-color="font-color" officeooo:rsid="0019b762" officeooo:paragraph-rsid="0019b762"/>
    </style:style>
    <style:style style:name="P8" style:family="paragraph" style:parent-style-name="Standard">
      <style:text-properties style:text-underline-style="solid" style:text-underline-width="auto" style:text-underline-color="font-color" officeooo:rsid="001d21a8" officeooo:paragraph-rsid="001d21a8"/>
    </style:style>
    <style:style style:name="P9" style:family="paragraph" style:parent-style-name="Standard">
      <style:text-properties style:text-underline-style="none" officeooo:rsid="0019b762" officeooo:paragraph-rsid="001b52b7"/>
    </style:style>
    <style:style style:name="P10" style:family="paragraph" style:parent-style-name="Standard">
      <style:text-properties style:text-underline-style="none" officeooo:rsid="001d21a8" officeooo:paragraph-rsid="001d21a8"/>
    </style:style>
    <style:style style:name="P11" style:family="paragraph" style:parent-style-name="Standard" style:list-style-name="L4">
      <style:text-properties style:text-underline-style="none" officeooo:rsid="001d21a8" officeooo:paragraph-rsid="001d21a8"/>
    </style:style>
    <style:style style:name="P12" style:family="paragraph" style:parent-style-name="Standard">
      <style:text-properties style:text-underline-style="none" fo:font-weight="bold" officeooo:rsid="0019b762" officeooo:paragraph-rsid="0019b762" style:font-weight-asian="bold" style:font-weight-complex="bold"/>
    </style:style>
    <style:style style:name="P13" style:family="paragraph" style:parent-style-name="Standard">
      <style:text-properties style:text-underline-style="none" officeooo:rsid="001d66b3" officeooo:paragraph-rsid="001d66b3"/>
    </style:style>
    <style:style style:name="P14" style:family="paragraph" style:parent-style-name="Standard">
      <style:text-properties officeooo:rsid="001d030b" officeooo:paragraph-rsid="001d030b"/>
    </style:style>
    <style:style style:name="P15" style:family="paragraph" style:parent-style-name="Standard" style:list-style-name="L3">
      <style:text-properties officeooo:rsid="001d030b" officeooo:paragraph-rsid="001d030b"/>
    </style:style>
    <style:style style:name="P16" style:family="paragraph" style:parent-style-name="Standard">
      <style:text-properties officeooo:rsid="001d21a8" officeooo:paragraph-rsid="001d21a8"/>
    </style:style>
    <style:style style:name="P17" style:family="paragraph" style:parent-style-name="Standard">
      <style:text-properties fo:font-weight="bold" officeooo:rsid="001d21a8" officeooo:paragraph-rsid="001d21a8" style:font-weight-asian="bold" style:font-weight-complex="bold"/>
    </style:style>
    <style:style style:name="P18" style:family="paragraph" style:parent-style-name="Standard">
      <style:text-properties officeooo:rsid="001d66b3" officeooo:paragraph-rsid="001d66b3"/>
    </style:style>
    <style:style style:name="P19" style:family="paragraph" style:parent-style-name="Standard" style:list-style-name="L5">
      <style:text-properties officeooo:rsid="001d66b3" officeooo:paragraph-rsid="001d66b3"/>
    </style:style>
    <style:style style:name="P20" style:family="paragraph" style:parent-style-name="Standard">
      <style:text-properties officeooo:paragraph-rsid="001e0d81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9b762" style:font-name-asian="Liberation Serif" style:font-name-complex="Liberation Serif"/>
    </style:style>
    <style:style style:name="T3" style:family="text">
      <style:text-properties style:font-name="Liberation Serif" style:font-name-asian="Noto Serif CJK SC" style:font-name-complex="Lohit Devanagari1"/>
    </style:style>
    <style:style style:name="T4" style:family="text">
      <style:text-properties style:font-name="Liberation Serif1" style:font-name-asian="Noto Serif CJK SC" style:font-name-complex="Lohit Devanagari1"/>
    </style:style>
    <style:style style:name="T5" style:family="text">
      <style:text-properties style:font-name="Liberation Serif1" officeooo:rsid="0019b762" style:font-name-asian="Noto Serif CJK SC" style:font-name-complex="Lohit Devanagari1"/>
    </style:style>
    <style:style style:name="T6" style:family="text">
      <style:text-properties style:font-name="Liberation Serif1" officeooo:rsid="001d66b3" style:font-name-asian="Noto Serif CJK SC" style:font-name-complex="Lohit Devanagari1"/>
    </style:style>
    <style:style style:name="T7" style:family="text">
      <style:text-properties style:font-name="Liberation Serif1" officeooo:rsid="001e0d81" style:font-name-asian="Noto Serif CJK SC" style:font-name-complex="Lohit Devanagari1"/>
    </style:style>
    <style:style style:name="T8" style:family="text">
      <style:text-properties officeooo:rsid="001b52b7"/>
    </style:style>
    <style:style style:name="T9" style:family="text">
      <style:text-properties officeooo:rsid="001d030b"/>
    </style:style>
    <style:style style:name="T10" style:family="text">
      <style:text-properties officeooo:rsid="001d21a8"/>
    </style:style>
    <style:style style:name="T11" style:family="text">
      <style:text-properties officeooo:rsid="001d66b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ctbeschrijving</text:p>
      <text:p text:style-name="P1"/>
      <text:p text:style-name="P6"/>
      <text:p text:style-name="P7"><text:span text:style-name="T11">Over d</text:span>e afbeelding </text:p>
      <text:p text:style-name="P9">Het origineel is <text:span text:style-name="T8">een pastelkrijt tekening aangebracht op pastelpapier, </text:span><text:span text:style-name="T9">afgewer</text:span><text:span text:style-name="T10">kt</text:span><text:span text:style-name="T9"> met gelpen in wit. </text:span><text:span text:style-name="T8"><text:s/></text:span><text:span text:style-name="T9">Deze tekening i</text:span><text:span text:style-name="T8">s een onderdeel van de lichtbollen serie, die gemaakt zijn in een korte inspirerende </text:span><text:span text:style-name="T9">periode</text:span><text:span text:style-name="T8">. Deze tekening ‘Openbaring van de aarde’ verbeeldt het openen van deze realiteit van de aarde naar een veel grotere </text:span><text:span text:style-name="T9">O</text:span><text:span text:style-name="T8">orspronkelijke </text:span><text:span text:style-name="T9">A</text:span><text:span text:style-name="T8">arde. </text:span><text:span text:style-name="T9">De Oorspronkelijke Aarde heeft altijd al bestaan en kan door ons waargenomen worden. Door waar te nemen kunnen wij de Oorspronkelijke Aarde manifesteren. </text:span></text:p>
      <text:p text:style-name="P7"/>
      <text:p text:style-name="P6">Productkenmerken</text:p>
      <text:p text:style-name="P13">De pasteltekening is te verkrijgen als Fine Art Print in verschillende vormen te bestellen. </text:p>
      <text:list xml:id="list1776325462" text:style-name="L2">
        <text:list-item>
          <text:p text:style-name="P2">Fine Art Print<text:tab/><text:tab/><text:tab/><text:tab/><text:tab/><text:tab/><text:tab/><text:tab/><text:span text:style-name="T2">€</text:span><text:span text:style-name="T5"> 35</text:span></text:p>
        </text:list-item>
        <text:list-item>
          <text:p text:style-name="P4">passe partout <text:tab/><text:tab/><text:tab/><text:tab/><text:tab/><text:tab/><text:tab/><text:tab/><text:span text:style-name="T1">€</text:span><text:span text:style-name="T4"> 5</text:span></text:p>
        </text:list-item>
        <text:list-item>
          <text:p text:style-name="P4"><text:span text:style-name="T4">wissellijst<text:tab/><text:tab/><text:tab/><text:tab/><text:tab/><text:tab/><text:tab/><text:tab/></text:span><text:span text:style-name="T1">€</text:span><text:span text:style-name="T4"> 15</text:span></text:p>
        </text:list-item>
      </text:list>
      <text:p text:style-name="P5"><text:span text:style-name="T4"/></text:p>
      <text:p text:style-name="P8"><text:span text:style-name="T4">Productonderdelen</text:span></text:p>
      <text:list xml:id="list2738116948" text:style-name="L4">
        <text:list-item>
          <text:p text:style-name="P11"><text:span text:style-name="T4">Fine Art Print <text:tab/><text:tab/><text:tab/><text:tab/><text:tab/><text:tab/>Hahnem</text:span><text:span text:style-name="T3">ü</text:span><text:span text:style-name="T4">hle Bamboo 290 gr<text:tab/><text:tab/></text:span></text:p>
        </text:list-item>
        <text:list-item>
          <text:p text:style-name="P11"><text:span text:style-name="T4">Wissellijst Umbria Natu</text:span><text:span text:style-name="T6">ur</text:span><text:span text:style-name="T4"><text:tab/><text:tab/><text:tab/><text:tab/>Onbewerkt denne</text:span><text:span text:style-name="T6">n</text:span><text:span text:style-name="T4">hout</text:span></text:p>
        </text:list-item>
      </text:list>
      <text:p text:style-name="P10"><text:span text:style-name="T4"/></text:p>
      <text:p text:style-name="P8"><text:span text:style-name="T4"/></text:p>
      <text:p text:style-name="P8"><text:span text:style-name="T4">Materiaal omschrijving</text:span></text:p>
      <text:p text:style-name="P10"><text:span text:style-name="T4"/></text:p>
      <text:p text:style-name="P12"><text:span text:style-name="T4">Fine Art Print </text:span></text:p>
      <text:p text:style-name="P5"><text:span text:style-name="T4">Zeer hoge kwaliteit kunstprint </text:span><text:span text:style-name="T7">op </text:span><text:span text:style-name="T4">natuurlijk papier van Hahnem</text:span><text:span text:style-name="T3">ü</text:span><text:span text:style-name="T4">hle Bamboo 290 grm. </text:span></text:p>
      <text:p text:style-name="P20"><text:span text:style-name="T7">De materiaalbeleving door de creator van het origineel: “D</text:span><text:span text:style-name="T5">e fine art print is qua kleurintensiteit, texture en </text:span><text:span text:style-name="T7">tekening</text:span><text:span text:style-name="T5">beleving niet te onderscheiden van het origineel”</text:span></text:p>
      <text:p text:style-name="P5"><text:span text:style-name="T4">“Het oppervlak van het papier voelt alsof je daadwerkelijk een pastelkrijt tekening in handen hebt.” </text:span></text:p>
      <text:p text:style-name="P5"><text:span text:style-name="T4"/></text:p>
      <text:p text:style-name="P17"><text:span text:style-name="T4">Wissellijst </text:span></text:p>
      <text:p text:style-name="P18"><text:span text:style-name="T4">Naam: Wissellijst Umbria Natuur.</text:span></text:p>
      <text:p text:style-name="P18"><text:span text:style-name="T4">Van onbewerkt dennenhout voor een natuurlijke, tijdloze uitstraling. </text:span></text:p>
      <text:list xml:id="list3998181093" text:style-name="L5">
        <text:list-item>
          <text:p text:style-name="P19"><text:span text:style-name="T4">Profieldiepte 15 mm</text:span></text:p>
        </text:list-item>
        <text:list-item>
          <text:p text:style-name="P19"><text:span text:style-name="T4">Profielbreedte 20 mm</text:span></text:p>
        </text:list-item>
      </text:list>
      <text:p text:style-name="P5"><text:span text:style-name="T4"/></text:p>
      <text:p text:style-name="P7"><text:span text:style-name="T7">Producta</text:span><text:span text:style-name="T4">fmetingen</text:span></text:p>
      <text:list xml:id="list1585371518" text:style-name="L3">
        <text:list-item>
          <text:p text:style-name="P15"><text:span text:style-name="T4">Fine Art Print<text:tab/><text:tab/><text:tab/><text:tab/><text:tab/><text:tab/><text:tab/>21cm x 29,7cm</text:span></text:p>
        </text:list-item>
        <text:list-item>
          <text:p text:style-name="P15"><text:span text:style-name="T4">Wissellijst Umbria Nature<text:tab/><text:tab/><text:tab/><text:tab/><text:tab/>30 cm x 40 cm</text:span></text:p>
        </text:list-item>
      </text:list>
      <text:p text:style-name="P14"><text:span text:style-name="T4"/></text:p>
      <text:p text:style-name="P14"><text:span text:style-name="T4"/></text:p>
      <text:p text:style-name="P1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2:41:06.991729468</meta:creation-date>
    <dc:date>2023-08-06T14:19:23.352942045</dc:date>
    <meta:editing-duration>PT24M2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18" meta:character-count="1479" meta:non-whitespace-character-count="1242"/>
  </office:meta>
</office:document-meta>
</file>